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aira SemiCondensed Medium" svg:font-family="Saira SemiCondensed Medium" style:font-family-generic="system" style:font-pitch="variable"/>
    <style:font-face style:name="Noto Sans" svg:font-family="Noto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, Verdana, Helvetica, sans" svg:font-family="Arial, Verdana, Helvetica, sans" style:font-family-generic="system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Whitney, 'Helvetica Neue', Helv" svg:font-family="Whitney, 'Helvetica Neue', Helv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line-height="115%"/>
      <style:text-properties fo:background-color="#FFFF00" fo:language="es" fo:country="ES"/>
    </style:style>
    <style:style style:name="P2" style:parent-style-name="Standard" style:family="paragraph">
      <style:paragraph-properties fo:line-height="115%"/>
      <style:text-properties fo:background-color="#FFFF00" fo:language="es" fo:country="ES"/>
    </style:style>
    <style:style style:name="P3" style:parent-style-name="Standard" style:family="paragraph">
      <style:paragraph-properties fo:line-height="115%"/>
    </style:style>
    <style:style style:name="T4" style:parent-style-name="Fuentedepárrafopredeter." style:family="text">
      <style:text-properties fo:background-color="#FFFF00" fo:language="es" fo:country="ES"/>
    </style:style>
    <style:style style:name="T5" style:parent-style-name="Fuentedepárrafopredeter." style:family="text">
      <style:text-properties fo:background-color="#FFFF00" fo:language="es" fo:country="ES"/>
    </style:style>
    <style:style style:name="T6" style:parent-style-name="Fuentedepárrafopredeter." style:family="text">
      <style:text-properties fo:background-color="#FFFF00" fo:language="es" fo:country="ES"/>
    </style:style>
    <style:style style:name="T7" style:parent-style-name="Fuentedepárrafopredeter." style:family="text">
      <style:text-properties fo:background-color="#FFFF00" fo:language="es" fo:country="ES"/>
    </style:style>
    <style:style style:name="P8" style:parent-style-name="Standard" style:family="paragraph">
      <style:paragraph-properties fo:text-align="center" fo:line-height="115%"/>
      <style:text-properties fo:background-color="#FFFF00" fo:language="es" fo:country="ES"/>
    </style:style>
    <style:style style:name="P9" style:parent-style-name="Standard" style:family="paragraph">
      <style:paragraph-properties fo:line-height="115%"/>
      <style:text-properties fo:font-weight="bold" style:font-weight-asian="bold" style:font-weight-complex="bold" fo:language="es" fo:country="ES"/>
    </style:style>
    <style:style style:name="P10" style:parent-style-name="Standard" style:family="paragraph">
      <style:paragraph-properties fo:line-height="115%"/>
      <style:text-properties fo:language="es" fo:country="ES"/>
    </style:style>
    <style:style style:name="P11" style:parent-style-name="Standard" style:family="paragraph">
      <style:paragraph-properties fo:line-height="115%"/>
      <style:text-properties fo:language="es" fo:country="ES"/>
    </style:style>
    <style:style style:name="P12" style:parent-style-name="Standard" style:family="paragraph">
      <style:paragraph-properties fo:line-height="115%"/>
      <style:text-properties fo:background-color="#FFFF00" fo:language="es" fo:country="ES"/>
    </style:style>
    <style:style style:name="P13" style:parent-style-name="Standard" style:family="paragraph">
      <style:paragraph-properties fo:line-height="115%"/>
      <style:text-properties fo:background-color="#FFFF00" fo:language="es" fo:country="ES"/>
    </style:style>
    <style:style style:name="P14" style:parent-style-name="Standard" style:family="paragraph">
      <style:paragraph-properties fo:line-height="115%"/>
      <style:text-properties fo:font-weight="bold" style:font-weight-asian="bold" style:font-weight-complex="bold" fo:language="es" fo:country="ES"/>
    </style:style>
    <style:style style:name="P15" style:parent-style-name="Standard" style:family="paragraph">
      <style:paragraph-properties fo:line-height="115%"/>
      <style:text-properties fo:language="es" fo:country="ES"/>
    </style:style>
    <style:style style:name="P16" style:parent-style-name="Standard" style:family="paragraph">
      <style:paragraph-properties fo:line-height="115%"/>
      <style:text-properties fo:language="es" fo:country="ES"/>
    </style:style>
    <style:style style:name="P17" style:parent-style-name="Standard" style:family="paragraph">
      <style:paragraph-properties fo:line-height="115%"/>
      <style:text-properties fo:language="es" fo:country="ES"/>
    </style:style>
    <style:style style:name="P18" style:parent-style-name="Standard" style:family="paragraph">
      <style:text-properties fo:font-weight="bold" style:font-weight-asian="bold" style:font-weight-complex="bold" fo:color="#000000" fo:language="es" fo:country="ES"/>
    </style:style>
    <style:style style:name="P19" style:parent-style-name="Standard" style:family="paragraph">
      <style:text-properties fo:font-weight="bold" style:font-weight-asian="bold" style:font-weight-complex="bold" fo:color="#000000" fo:language="es" fo:country="ES"/>
    </style:style>
    <style:style style:name="P20" style:parent-style-name="Standard" style:family="paragraph">
      <style:paragraph-properties fo:line-height="115%"/>
      <style:text-properties fo:language="es" fo:country="ES"/>
    </style:style>
    <style:style style:name="P21" style:parent-style-name="Standard" style:family="paragraph">
      <style:paragraph-properties fo:line-height="115%"/>
      <style:text-properties fo:language="es" fo:country="ES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color="#000000" fo:language="es" fo:country="ES"/>
    </style:style>
    <style:style style:name="T24" style:parent-style-name="Fuentedepárrafopredeter." style:family="text">
      <style:text-properties fo:color="#000000" fo:language="es" fo:country="ES"/>
    </style:style>
    <style:style style:name="T25" style:parent-style-name="Fuentedepárrafopredeter." style:family="text">
      <style:text-properties fo:color="#000000" fo:language="es" fo:country="ES"/>
    </style:style>
    <style:style style:name="T26" style:parent-style-name="Fuentedepárrafopredeter." style:family="text">
      <style:text-properties fo:color="#000000" fo:language="es" fo:country="ES"/>
    </style:style>
    <style:style style:name="T27" style:parent-style-name="Fuentedepárrafopredeter." style:family="text">
      <style:text-properties fo:color="#000000" fo:language="es" fo:country="ES"/>
    </style:style>
    <style:style style:name="P28" style:parent-style-name="Standard" style:family="paragraph">
      <style:paragraph-properties fo:line-height="115%"/>
      <style:text-properties fo:color="#000000" fo:language="es" fo:country="ES"/>
    </style:style>
    <style:style style:name="P29" style:parent-style-name="Standard" style:family="paragraph">
      <style:paragraph-properties fo:line-height="115%"/>
      <style:text-properties fo:font-weight="bold" style:font-weight-asian="bold" style:font-weight-complex="bold" fo:color="#000000" fo:language="es" fo:country="ES"/>
    </style:style>
    <style:style style:name="P30" style:parent-style-name="Standard" style:family="paragraph">
      <style:paragraph-properties fo:line-height="115%"/>
      <style:text-properties fo:font-weight="bold" style:font-weight-asian="bold" style:font-weight-complex="bold" fo:color="#000000" fo:language="es" fo:country="ES"/>
    </style:style>
    <style:style style:name="P31" style:parent-style-name="Standard" style:family="paragraph">
      <style:paragraph-properties fo:line-height="115%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P34" style:parent-style-name="Standard" style:family="paragraph">
      <style:paragraph-properties fo:line-height="115%"/>
      <style:text-properties fo:color="#000000" fo:language="es" fo:country="ES"/>
    </style:style>
    <style:style style:name="P35" style:parent-style-name="Standard" style:family="paragraph">
      <style:paragraph-properties fo:line-height="115%"/>
    </style:style>
    <style:style style:name="T36" style:parent-style-name="Fuentedepárrafopredeter." style:family="text">
      <style:text-properties fo:color="#000000" fo:background-color="#FFFF00" fo:language="es" fo:country="ES"/>
    </style:style>
    <style:style style:name="T37" style:parent-style-name="Fuentedepárrafopredeter." style:family="text">
      <style:text-properties fo:color="#000000" fo:background-color="#FFFF00" fo:language="es" fo:country="ES"/>
    </style:style>
    <style:style style:name="T38" style:parent-style-name="Fuentedepárrafopredeter." style:family="text">
      <style:text-properties fo:color="#000000" fo:background-color="#FFFF00" fo:language="es" fo:country="ES"/>
    </style:style>
    <style:style style:name="P39" style:parent-style-name="Standard" style:family="paragraph">
      <style:paragraph-properties fo:line-height="115%"/>
      <style:text-properties fo:color="#000000" fo:background-color="#FFFF00" fo:language="es" fo:country="ES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font-weight="bold" style:font-weight-asian="bold" style:font-weight-complex="bold" fo:language="es" fo:country="ES"/>
    </style:style>
    <style:style style:name="T42" style:parent-style-name="Fuentedepárrafopredeter." style:family="text">
      <style:text-properties fo:language="es" fo:country="ES"/>
    </style:style>
    <style:style style:name="P43" style:parent-style-name="Standard" style:family="paragraph">
      <style:text-properties fo:language="es" fo:country="ES"/>
    </style:style>
    <style:style style:name="P44" style:parent-style-name="Standard" style:family="paragraph">
      <style:paragraph-properties fo:line-height="115%"/>
    </style:style>
    <style:style style:name="T45" style:parent-style-name="Fuentedepárrafopredeter." style:family="text">
      <style:text-properties fo:color="#000000" fo:language="es" fo:country="ES"/>
    </style:style>
    <style:style style:name="T46" style:parent-style-name="Fuentedepárrafopredeter." style:family="text">
      <style:text-properties fo:color="#000000" fo:language="es" fo:country="ES"/>
    </style:style>
    <style:style style:name="T47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48" style:parent-style-name="Fuentedepárrafopredeter." style:family="text">
      <style:text-properties fo:color="#000000" fo:language="es" fo:country="ES"/>
    </style:style>
    <style:style style:name="T49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50" style:parent-style-name="Fuentedepárrafopredeter." style:family="text">
      <style:text-properties fo:color="#000000" fo:language="es" fo:country="ES"/>
    </style:style>
    <style:style style:name="T51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P52" style:parent-style-name="Standard" style:family="paragraph">
      <style:paragraph-properties fo:line-height="115%"/>
      <style:text-properties fo:font-weight="bold" style:font-weight-asian="bold" style:font-weight-complex="bold" fo:color="#000000" fo:background-color="#FFFF00" fo:language="es" fo:country="ES"/>
    </style:style>
    <style:style style:name="P53" style:parent-style-name="Standard" style:family="paragraph">
      <style:paragraph-properties fo:line-height="115%"/>
    </style:style>
    <style:style style:name="T54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55" style:parent-style-name="Fuentedepárrafopredeter." style:family="text">
      <style:text-properties fo:color="#000000" fo:language="es" fo:country="ES"/>
    </style:style>
    <style:style style:name="T56" style:parent-style-name="Fuentedepárrafopredeter." style:family="text">
      <style:text-properties fo:color="#000000" fo:language="es" fo:country="ES"/>
    </style:style>
    <style:style style:name="T57" style:parent-style-name="Fuentedepárrafopredeter." style:family="text">
      <style:text-properties fo:color="#000000" fo:language="es" fo:country="ES"/>
    </style:style>
    <style:style style:name="T58" style:parent-style-name="Fuentedepárrafopredeter." style:family="text">
      <style:text-properties fo:color="#000000" fo:language="es" fo:country="ES"/>
    </style:style>
    <style:style style:name="P59" style:parent-style-name="Standard" style:family="paragraph">
      <style:paragraph-properties fo:line-height="115%"/>
      <style:text-properties fo:color="#000000" fo:language="es" fo:country="ES"/>
    </style:style>
    <style:style style:name="P60" style:parent-style-name="Standard" style:family="paragraph">
      <style:paragraph-properties fo:line-height="115%"/>
      <style:text-properties fo:color="#000000" fo:language="es" fo:country="ES"/>
    </style:style>
    <style:style style:name="P61" style:parent-style-name="Standard" style:family="paragraph">
      <style:paragraph-properties fo:line-height="115%"/>
      <style:text-properties fo:color="#000000" fo:language="es" fo:country="ES"/>
    </style:style>
    <style:style style:name="P62" style:parent-style-name="Standard" style:family="paragraph">
      <style:paragraph-properties fo:line-height="115%"/>
    </style:style>
    <style:style style:name="T63" style:parent-style-name="Fuentedepárrafopredeter." style:family="text">
      <style:text-properties fo:color="#000000" fo:background-color="#FFFF00" fo:language="es" fo:country="ES"/>
    </style:style>
    <style:style style:name="T64" style:parent-style-name="Fuentedepárrafopredeter." style:family="text">
      <style:text-properties fo:color="#000000" fo:background-color="#FFFF00" fo:language="es" fo:country="ES"/>
    </style:style>
    <style:style style:name="T65" style:parent-style-name="Fuentedepárrafopredeter." style:family="text">
      <style:text-properties fo:color="#000000" fo:background-color="#FFFF00" fo:language="es" fo:country="ES"/>
    </style:style>
    <style:style style:name="P66" style:parent-style-name="Standard" style:family="paragraph">
      <style:paragraph-properties fo:line-height="115%"/>
      <style:text-properties fo:color="#000000" fo:background-color="#FFFF00"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P70" style:parent-style-name="Standard" style:family="paragraph">
      <style:text-properties fo:language="es" fo:country="ES"/>
    </style:style>
    <style:style style:name="P71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72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73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74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75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76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77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78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79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80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81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82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83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84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85" style:parent-style-name="Párrafodelista" style:family="paragraph">
      <style:paragraph-properties fo:margin-left="0.9833in">
        <style:tab-stops/>
      </style:paragraph-properties>
      <style:text-properties fo:language="es" fo:country="ES"/>
    </style:style>
    <style:style style:name="P86" style:parent-style-name="Párrafodelista" style:list-style-name="WWNum1" style:family="paragraph">
      <style:text-properties fo:font-weight="bold" style:font-weight-asian="bold" style:font-weight-complex="bold" fo:language="es" fo:country="ES"/>
    </style:style>
    <style:style style:name="P87" style:parent-style-name="Párrafodelista" style:family="paragraph">
      <style:paragraph-properties fo:line-height="115%" fo:margin-left="0.9833in">
        <style:tab-stops/>
      </style:paragraph-properties>
      <style:text-properties fo:color="#000000" fo:language="es" fo:country="ES"/>
    </style:style>
    <style:style style:name="P88" style:parent-style-name="Párrafodelista" style:family="paragraph">
      <style:paragraph-properties fo:line-height="115%" fo:margin-left="0.9833in">
        <style:tab-stops/>
      </style:paragraph-properties>
      <style:text-properties fo:color="#000000" fo:language="es" fo:country="ES"/>
    </style:style>
    <style:style style:name="P89" style:parent-style-name="Standard" style:family="paragraph">
      <style:paragraph-properties fo:line-height="115%"/>
    </style:style>
    <style:style style:name="T90" style:parent-style-name="Fuentedepárrafopredeter." style:family="text">
      <style:text-properties fo:color="#000000" fo:background-color="#FFFF00" fo:language="es" fo:country="ES"/>
    </style:style>
    <style:style style:name="T91" style:parent-style-name="Fuentedepárrafopredeter." style:family="text">
      <style:text-properties fo:color="#000000" fo:background-color="#FFFF00" fo:language="es" fo:country="ES"/>
    </style:style>
    <style:style style:name="T92" style:parent-style-name="Fuentedepárrafopredeter." style:family="text">
      <style:text-properties fo:color="#000000" fo:background-color="#FFFF00" fo:language="es" fo:country="ES"/>
    </style:style>
    <style:style style:name="P93" style:parent-style-name="Standard" style:family="paragraph">
      <style:paragraph-properties fo:line-height="115%"/>
      <style:text-properties fo:color="#000000" fo:language="es" fo:country="ES"/>
    </style:style>
    <style:style style:name="P94" style:parent-style-name="Standard" style:family="paragraph">
      <style:paragraph-properties fo:line-height="115%"/>
    </style:style>
    <style:style style:name="T95" style:parent-style-name="Fuentedepárrafopredeter." style:family="text">
      <style:text-properties fo:color="#000000" fo:language="es" fo:country="ES"/>
    </style:style>
    <style:style style:name="T96" style:parent-style-name="StrongEmphasis" style:family="text">
      <style:text-properties fo:language="es" fo:country="ES"/>
    </style:style>
    <style:style style:name="T97" style:parent-style-name="StrongEmphasis" style:family="text">
      <style:text-properties fo:font-weight="normal" style:font-weight-asian="normal" fo:language="es" fo:country="ES"/>
    </style:style>
    <style:style style:name="T98" style:parent-style-name="StrongEmphasis" style:family="text">
      <style:text-properties fo:font-weight="normal" style:font-weight-asian="normal" style:font-weight-complex="normal" fo:language="es" fo:country="ES"/>
    </style:style>
    <style:style style:name="T99" style:parent-style-name="Fuentedepárrafopredeter." style:family="text">
      <style:text-properties fo:color="#000000" fo:language="es" fo:country="ES"/>
    </style:style>
    <style:style style:name="P100" style:parent-style-name="Standard" style:family="paragraph">
      <style:paragraph-properties fo:line-height="115%"/>
      <style:text-properties fo:color="#000000" fo:language="es" fo:country="ES"/>
    </style:style>
    <style:style style:name="P101" style:parent-style-name="Standard" style:family="paragraph">
      <style:paragraph-properties fo:line-height="115%"/>
      <style:text-properties fo:color="#000000" fo:language="es" fo:country="ES"/>
    </style:style>
    <style:style style:name="P102" style:parent-style-name="Standard" style:family="paragraph">
      <style:paragraph-properties fo:line-height="115%"/>
      <style:text-properties fo:color="#000000" fo:language="es" fo:country="ES"/>
    </style:style>
    <style:style style:name="P103" style:parent-style-name="Standard" style:family="paragraph">
      <style:paragraph-properties fo:line-height="115%"/>
      <style:text-properties fo:color="#000000" fo:language="es" fo:country="ES"/>
    </style:style>
    <style:style style:name="P104" style:parent-style-name="Standard" style:family="paragraph">
      <style:paragraph-properties fo:line-height="115%"/>
    </style:style>
    <style:style style:name="T105" style:parent-style-name="Fuentedepárrafopredeter." style:family="text">
      <style:text-properties fo:color="#000000" fo:background-color="#FFFF00" fo:language="es" fo:country="ES"/>
    </style:style>
    <style:style style:name="T106" style:parent-style-name="Fuentedepárrafopredeter." style:family="text">
      <style:text-properties fo:color="#000000" fo:background-color="#FFFF00" fo:language="es" fo:country="ES"/>
    </style:style>
    <style:style style:name="P107" style:parent-style-name="Standard" style:family="paragraph">
      <style:paragraph-properties fo:line-height="115%"/>
    </style:style>
    <style:style style:name="P108" style:parent-style-name="Standard" style:family="paragraph">
      <style:paragraph-properties fo:line-height="115%"/>
    </style:style>
    <style:style style:name="T109" style:parent-style-name="Fuentedepárrafopredeter." style:family="text">
      <style:text-properties fo:color="#000000" fo:language="es" fo:country="ES"/>
    </style:style>
    <style:style style:name="T110" style:parent-style-name="Fuentedepárrafopredeter." style:family="text">
      <style:text-properties fo:color="#000000" fo:language="es" fo:country="ES"/>
    </style:style>
    <style:style style:name="T111" style:parent-style-name="Fuentedepárrafopredeter." style:family="text">
      <style:text-properties fo:color="#000000" fo:language="es" fo:country="ES"/>
    </style:style>
    <style:style style:name="P112" style:parent-style-name="Standard" style:family="paragraph">
      <style:paragraph-properties fo:line-height="115%"/>
    </style:style>
    <style:style style:name="T113" style:parent-style-name="Fuentedepárrafopredeter." style:family="text">
      <style:text-properties fo:color="#000000" fo:language="es" fo:country="ES"/>
    </style:style>
    <style:style style:name="T114" style:parent-style-name="Fuentedepárrafopredeter." style:family="text">
      <style:text-properties fo:color="#000000" fo:language="es" fo:country="ES"/>
    </style:style>
    <style:style style:name="P115" style:parent-style-name="Standard" style:family="paragraph">
      <style:paragraph-properties fo:line-height="115%"/>
    </style:style>
    <style:style style:name="P116" style:parent-style-name="Standard" style:family="paragraph">
      <style:paragraph-properties fo:line-height="115%"/>
    </style:style>
    <style:style style:name="P117" style:parent-style-name="Standard" style:family="paragraph">
      <style:paragraph-properties fo:line-height="115%"/>
    </style:style>
    <style:style style:name="P118" style:parent-style-name="Standard" style:family="paragraph">
      <style:paragraph-properties fo:line-height="115%"/>
    </style:style>
    <style:style style:name="P119" style:parent-style-name="Standard" style:family="paragraph">
      <style:paragraph-properties fo:line-height="115%"/>
    </style:style>
    <style:style style:name="T120" style:parent-style-name="Fuentedepárrafopredeter." style:family="text">
      <style:text-properties fo:color="#000000" fo:background-color="#FFFF00" fo:language="es" fo:country="ES"/>
    </style:style>
    <style:style style:name="T121" style:parent-style-name="Fuentedepárrafopredeter." style:family="text">
      <style:text-properties fo:color="#000000" fo:background-color="#FFFF00" fo:language="es" fo:country="ES"/>
    </style:style>
    <style:style style:name="T122" style:parent-style-name="Fuentedepárrafopredeter." style:family="text">
      <style:text-properties fo:color="#000000" fo:background-color="#FFFF00" fo:language="es" fo:country="ES"/>
    </style:style>
    <style:style style:name="P123" style:parent-style-name="Standard" style:family="paragraph">
      <style:paragraph-properties fo:line-height="115%"/>
      <style:text-properties fo:language="es" fo:country="ES"/>
    </style:style>
    <style:style style:name="P124" style:parent-style-name="Standard" style:family="paragraph">
      <style:paragraph-properties fo:line-height="115%"/>
    </style:style>
    <style:style style:name="T125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P126" style:parent-style-name="Textbody" style:family="paragraph">
      <style:paragraph-properties fo:line-height="115%"/>
    </style:style>
    <style:style style:name="T127" style:parent-style-name="Fuentedepárrafopredeter." style:family="text">
      <style:text-properties fo:color="#000000" fo:language="es" fo:country="ES"/>
    </style:style>
    <style:style style:name="T128" style:parent-style-name="Fuentedepárrafopredeter." style:family="text">
      <style:text-properties fo:color="#000000" fo:language="es" fo:country="ES"/>
    </style:style>
    <style:style style:name="P129" style:parent-style-name="Textbody" style:list-style-name="LFO4" style:family="paragraph">
      <style:paragraph-properties fo:margin-bottom="0in" fo:line-height="115%"/>
      <style:text-properties style:font-name="Arial, Verdana, Helvetica, sans" fo:color="#333333" fo:font-size="14pt" style:font-size-asian="14pt" fo:language="es" fo:country="ES"/>
    </style:style>
    <style:style style:name="P130" style:parent-style-name="Textbody" style:list-style-name="LFO4" style:family="paragraph">
      <style:paragraph-properties fo:margin-bottom="0in" fo:line-height="115%"/>
      <style:text-properties style:font-name="Arial, Verdana, Helvetica, sans" fo:color="#333333" fo:font-size="14pt" style:font-size-asian="14pt" fo:language="es" fo:country="ES"/>
    </style:style>
    <style:style style:name="P131" style:parent-style-name="Textbody" style:list-style-name="LFO4" style:family="paragraph">
      <style:paragraph-properties fo:line-height="115%"/>
      <style:text-properties style:font-name="Arial, Verdana, Helvetica, sans" fo:color="#333333" fo:font-size="14pt" style:font-size-asian="14pt" fo:language="es" fo:country="ES"/>
    </style:style>
    <style:style style:name="P132" style:parent-style-name="Standard" style:family="paragraph">
      <style:paragraph-properties fo:line-height="115%"/>
    </style:style>
    <style:style style:name="T133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P134" style:parent-style-name="Standard" style:family="paragraph">
      <style:paragraph-properties fo:line-height="115%"/>
      <style:text-properties fo:font-weight="bold" style:font-weight-asian="bold" style:font-weight-complex="bold" fo:language="es" fo:country="ES"/>
    </style:style>
    <style:style style:name="P135" style:parent-style-name="Standard" style:family="paragraph">
      <style:paragraph-properties fo:line-height="115%"/>
    </style:style>
    <style:style style:name="T136" style:parent-style-name="Fuentedepárrafopredeter." style:family="text">
      <style:text-properties fo:color="#000000" fo:language="es" fo:country="ES"/>
    </style:style>
    <style:style style:name="P137" style:parent-style-name="Párrafodelista" style:family="paragraph">
      <style:paragraph-properties fo:margin-left="0in">
        <style:tab-stops/>
      </style:paragraph-properties>
      <style:text-properties fo:language="es" fo:country="ES"/>
    </style:style>
    <style:style style:name="P138" style:parent-style-name="Standard" style:family="paragraph">
      <style:paragraph-properties fo:line-height="115%"/>
    </style:style>
    <style:style style:name="T139" style:parent-style-name="Fuentedepárrafopredeter." style:family="text">
      <style:text-properties style:font-name-asian="F" style:font-name-complex="F" fo:color="#000000" fo:background-color="#FFFF00" fo:language="es" fo:country="ES"/>
    </style:style>
    <style:style style:name="T140" style:parent-style-name="Fuentedepárrafopredeter." style:family="text">
      <style:text-properties style:font-name-asian="F" style:font-name-complex="F" fo:color="#000000" fo:background-color="#FFFF00" fo:language="es" fo:country="ES"/>
    </style:style>
    <style:style style:name="P141" style:parent-style-name="TITLE_AND_TWO_COLUMNSLTGliederung1" style:family="paragraph">
      <style:paragraph-properties fo:line-height="115%"/>
    </style:style>
    <style:style style:name="T142" style:parent-style-name="Fuentedepárrafopredeter." style:family="text">
      <style:text-properties style:font-name="Liberation Serif" style:font-name-asian="F" style:font-name-complex="F" fo:font-weight="bold" style:font-weight-asian="bold" style:font-weight-complex="bold" fo:color="#000000" fo:font-size="12pt" style:font-size-asian="12pt" fo:language="es" fo:country="ES"/>
    </style:style>
    <style:style style:name="T143" style:parent-style-name="Fuentedepárrafopredeter." style:family="text">
      <style:text-properties style:font-name="Liberation Serif" fo:font-weight="bold" style:font-weight-asian="bold" style:font-weight-complex="bold" fo:color="#000000" fo:font-size="12pt" style:font-size-asian="12pt" fo:language="es" fo:country="ES"/>
    </style:style>
    <style:style style:name="P144" style:parent-style-name="Standard" style:family="paragraph">
      <style:paragraph-properties fo:line-height="115%"/>
    </style:style>
    <style:style style:name="P145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46" style:parent-style-name="Fuentedepárrafopredeter." style:family="text">
      <style:text-properties style:font-name="Calibri Light" style:font-name-asian="F" style:font-name-complex="F" fo:color="#000000" fo:language="es" fo:country="ES"/>
    </style:style>
    <style:style style:name="T147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48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49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50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51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52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53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54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55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T156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57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58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59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60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61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62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63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64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65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66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T167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68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69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70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71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72" style:parent-style-name="Párrafodelista" style:list-style-name="WWNum2" style:family="paragraph">
      <style:paragraph-properties fo:line-height="115%" fo:margin-left="0in" fo:text-indent="0in">
        <style:tab-stops/>
      </style:paragraph-properties>
    </style:style>
    <style:style style:name="T173" style:parent-style-name="Fuentedepárrafopredeter." style:family="text">
      <style:text-properties style:font-name="Whitney, 'Helvetica Neue', Helv" style:font-name-asian="F" style:font-name-complex="F" fo:color="#000000" fo:language="es" fo:country="ES"/>
    </style:style>
    <style:style style:name="P174" style:parent-style-name="Párrafodelista" style:family="paragraph">
      <style:paragraph-properties fo:line-height="115%" fo:margin-left="0in">
        <style:tab-stops/>
      </style:paragraph-properties>
      <style:text-properties fo:color="#000000" fo:language="es" fo:country="ES"/>
    </style:style>
    <style:style style:name="P175" style:parent-style-name="Párrafodelista" style:family="paragraph">
      <style:paragraph-properties fo:line-height="115%" fo:margin-left="0in">
        <style:tab-stops/>
      </style:paragraph-properties>
      <style:text-properties fo:color="#000000" fo:language="es" fo:country="ES"/>
    </style:style>
    <style:style style:name="P176" style:parent-style-name="Standard" style:family="paragraph">
      <style:paragraph-properties fo:line-height="115%"/>
    </style:style>
    <style:style style:name="T177" style:parent-style-name="Fuentedepárrafopredeter." style:family="text">
      <style:text-properties style:font-name-asian="F" style:font-name-complex="F" fo:color="#000000" fo:background-color="#FFFF00" fo:language="es" fo:country="ES"/>
    </style:style>
    <style:style style:name="T178" style:parent-style-name="Fuentedepárrafopredeter." style:family="text">
      <style:text-properties style:font-name-asian="F" style:font-name-complex="F" fo:color="#000000" fo:background-color="#FFFF00" fo:language="es" fo:country="ES"/>
    </style:style>
    <style:style style:name="P179" style:parent-style-name="Standard" style:family="paragraph">
      <style:paragraph-properties fo:line-height="115%"/>
    </style:style>
    <style:style style:name="P180" style:parent-style-name="Standard" style:family="paragraph">
      <style:paragraph-properties fo:line-height="115%"/>
    </style:style>
    <style:style style:name="T181" style:parent-style-name="Fuentedepárrafopredeter." style:family="text">
      <style:text-properties style:font-name-asian="F" style:font-name-complex="F" fo:color="#000000" fo:language="es" fo:country="ES"/>
    </style:style>
    <style:style style:name="T182" style:parent-style-name="Fuentedepárrafopredeter." style:family="text">
      <style:text-properties style:font-name-asian="F" style:font-name-complex="F" fo:color="#000000" fo:language="es" fo:country="E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no de los grandes problemas a los que siempre se ha enfrentado la comunidad de videojuegos ha sido el tener un buen ordenador para poder jugar de manera óptima a los últimos lanzamientos del mercado. Viendo esa necesidad se pensó en el proyecto Pochadia que venimos a presentarles hoy.</text:p>
      <text:p text:style-name="P2"/>
      <text:p text:style-name="P3"><draw:frame draw:z-index="251658240" draw:id="id0" draw:style-name="a0" draw:name="Marco1" text:anchor-type="paragraph" svg:x="0in" svg:y="0in" svg:width="0.01597in" svg:height="0.01597in" style:rel-width="scale" style:rel-height="scale"><draw:text-box><text:p text:style-name="Textbody"/></draw:text-box><svg:title/><svg:desc/></draw:frame><text:span text:style-name="T4">DIAPOSITIVA 1 →</text:span><text:span text:style-name="T5"><text:s/>Hablamos los tres, el<text:s/></text:span><text:span text:style-name="T6">último</text:span><text:span text:style-name="T7"><text:s/>en hablar sigue con la diapositiva 2 para presentar Pochadia</text:span></text:p>
      <text:p text:style-name="P8"/>
      <text:p text:style-name="P9">PRESENTACIÓN DE LOS MIEMBROS DEL GRUPO</text:p>
      <text:p text:style-name="P10">Bienvenidos a todos y todas, somos Pedro, Pedro y Manu y vamos a presentaros nuestro proyecto de final de curso al cual hemos<text:s/>llamado Pochadia, esperemos que os guste y bueno, dicho esto comencemos:</text:p>
      <text:p text:style-name="P11"/>
      <text:p text:style-name="P12">DIAPOSITIVA 2, Pochadia, tecnologías y sistema → Habla<text:s/>Manu</text:p>
      <text:p text:style-name="P13"/>
      <text:p text:style-name="P14">¿Qué es Pochadia?</text:p>
      <text:p text:style-name="P15"/>
      <text:p text:style-name="P16">Pochadia es una plataforma web y una biblioteca de videojuegos que permitirá acceder a la información de<text:s/>los mismos, así como jugar a los videojuegos independientemente del PC en el que se acceda a la web. Los usuarios podrán darse de alta en el portal para disfrutar de las ventajas de la página.</text:p>
      <text:p text:style-name="P17"/>
      <text:p text:style-name="P18">Tecnologías usadas para su creación.</text:p>
      <text:p text:style-name="P19"/>
      <text:p text:style-name="P20">Para el<text:s/>FrontEnd se ha propuesto AngularJs, HTML5, CSS, Bootstrap, JavaScript, JQuery y Json.</text:p>
      <text:p text:style-name="P21">Para el BackEnd se ha propuesto<text:s/>PHP con AngularJs.</text:p>
      <text:p text:style-name="P22"><text:span text:style-name="T23">Para el tratamiento de los datos se ha propuesto Xampp con<text:s/></text:span><text:span text:style-name="T24">Apache como servidor web y con<text:s/></text:span><text:span text:style-name="T25">una base de datos<text:s/></text:span><text:span text:style-name="T26">en<text:s/></text:span><text:span text:style-name="T27">MySQL.</text:span></text:p>
      <text:p text:style-name="P28"/>
      <text:p text:style-name="P29">Sistema de Pochadia para jugar.</text:p>
      <text:p text:style-name="P30"/>
      <text:p text:style-name="P31"><text:span text:style-name="T32">El<text:s/></text:span><text:span text:style-name="T33">sistema permitirá jugar a los juegos que el usuario tenga en su biblioteca, ya sean de pago o gratuitos dependiendo del plan que haya elegido.</text:span></text:p>
      <text:p text:style-name="P34"/>
      <text:p text:style-name="P35"><text:span text:style-name="T36">DIAPOSITIVA</text:span><text:span text:style-name="T37"><text:s/>3, Usuarios y juegos → Habla<text:s/></text:span><text:span text:style-name="T38">Pedro Martinez</text:span></text:p>
      <text:p text:style-name="P39"/>
      <text:p text:style-name="Standard"><text:span text:style-name="T40">Los usuarios podrán ser de dos tipos,<text:s/></text:span><text:span text:style-name="T41">normales y premium,</text:span><text:span text:style-name="T42"><text:s/>los usuarios premium tendrán acceso a un mayor número de juegos de la biblioteca. El usuario premium tendrá acceso anticipado a los juegos nuevos.</text:span></text:p>
      <text:p text:style-name="P43"/>
      <text:p text:style-name="P44"><text:span text:style-name="T45">También, deberán<text:s/></text:span><text:span text:style-name="T46">darse de alta en el portal aportando un<text:s/></text:span><text:span text:style-name="T47">nombre,</text:span><text:span text:style-name="T48"><text:s/></text:span><text:span text:style-name="T49">usuario, contraseña, correo electrónico, edad.<text:s/></text:span><text:span text:style-name="T50">Una vez registrados, se podrá acceder a la web mediante un login de<text:s/></text:span><text:span text:style-name="T51">usuario y contraseña.</text:span></text:p>
      <text:p text:style-name="P52"/>
      <text:soft-page-break/>
      <text:p text:style-name="P53"><text:span text:style-name="T54">Los juegos<text:s/></text:span><text:span text:style-name="T55">serán de dos tipos, premium o normales, los<text:s/></text:span><text:span text:style-name="T56">usuarios normales solo podrán tener acceso a<text:s/></text:span><text:span text:style-name="T57">determinados juegos con esa categoría</text:span><text:span text:style-name="T58">, los premium podrán jugar a todos, tanto premium como normales.</text:span></text:p>
      <text:p text:style-name="P59"/>
      <text:p text:style-name="P60">Cuando un usuario acceda al juego podrá consultarlo, puntuarlo,<text:s/>añadirlo a favoritos,<text:s/>poner un comentario o jugar al juego.</text:p>
      <text:p text:style-name="P61"/>
      <text:p text:style-name="P62"><text:span text:style-name="T63">DIAPOSITIVA 4, Información nec</text:span><text:span text:style-name="T64">esaria en la BD → Habla<text:s/></text:span><text:span text:style-name="T65">Pedro Martinez</text:span></text:p>
      <text:p text:style-name="P66"/>
      <text:p text:style-name="Standard"><text:span text:style-name="T67">A continuación, os<text:s/></text:span><text:span text:style-name="T68">indicaré la</text:span><text:span text:style-name="T69"><text:s/>información que es necesaria almacenar en la base de datos de una forma algo resumida ya que hay muchos campos:</text:span></text:p>
      <text:p text:style-name="P70"/>
      <text:list text:style-name="WWNum1">
        <text:list-item>
          <text:p text:style-name="P71">Información relativa al Usuario</text:p>
        </text:list-item>
      </text:list>
      <text:p text:style-name="P72">ID_usuario, Nombre, Contraseña, Imagen, Correo, ¿Suscrito?, Fecha_nacimiento.</text:p>
      <text:list text:style-name="WWNum1" text:continue-numbering="true">
        <text:list-item>
          <text:p text:style-name="P73">Información relativa a los Juegos</text:p>
        </text:list-item>
      </text:list>
      <text:p text:style-name="P74">ID_juego, Puntuación_1_S, Puntuación_2_S ..., <text:s/>Título, Autor, Año_lanzamiento entre otros campos.</text:p>
      <text:list text:style-name="WWNum1" text:continue-numbering="true">
        <text:list-item>
          <text:p text:style-name="P75">Comentarios</text:p>
        </text:list-item>
      </text:list>
      <text:p text:style-name="P76">ID_Comentario,ID_usuario, nombre_usuario, votos_positivos,<text:s/>votos_negativos, Hora y fecha, Cabecera, Texto, ¿Recomendado(si/no)?.</text:p>
      <text:list text:style-name="WWNum1" text:continue-numbering="true">
        <text:list-item>
          <text:p text:style-name="P77">Info_usuario_juego</text:p>
        </text:list-item>
      </text:list>
      <text:p text:style-name="P78">ID_info, ID_juego, ID_usuario, Horas_juego_usuario, Favorito, Ha_puntuado.</text:p>
      <text:p text:style-name="P79"/>
      <text:list text:style-name="WWNum1" text:continue-numbering="true">
        <text:list-item>
          <text:p text:style-name="P80">Usuario_genero_horas</text:p>
        </text:list-item>
      </text:list>
      <text:p text:style-name="P81">ID_genero, ID_usuario, Acción, Aventura, Carreras, Casual, Deportes, Estrategia, Indie, Multijugador masivo, Rol, Simulaciones.</text:p>
      <text:p text:style-name="P82"/>
      <text:list text:style-name="WWNum1" text:continue-numbering="true">
        <text:list-item>
          <text:p text:style-name="P83">Juego_genero</text:p>
        </text:list-item>
      </text:list>
      <text:p text:style-name="P84">ID_genero, ID_juego, , Acción, Aventura, Carreras, Casual, Deportes, Estrategia, Indie, Multijugador masivo, Rol, Simulaciones.</text:p>
      <text:p text:style-name="P85"/>
      <text:list text:style-name="WWNum1" text:continue-numbering="true">
        <text:list-item>
          <text:p text:style-name="P86">Juego_pegi</text:p>
        </text:list-item>
      </text:list>
      <text:p text:style-name="P87">ID_pegi, ID_juego, Pegi_3, Pegi₇… , <text:s/>Violencia, Mal_lenguaje, Miedo, Juegos_azar, Sexo, Drogas, Discriminación.</text:p>
      <text:p text:style-name="P88"/>
      <text:p text:style-name="P89"><text:span text:style-name="T90">DIAPOSITIVA 5, Modelo Entidad Relación</text:span><text:span text:style-name="T91"><text:s/>→ Habla<text:s/></text:span><text:span text:style-name="T92">Pedro Martinez</text:span></text:p>
      <text:p text:style-name="P93"/>
      <text:p text:style-name="P94"><text:span text:style-name="T95">El modelo entidad relación es una</text:span><text:span text:style-name="T96"><text:s/></text:span><text:span text:style-name="T97">herramienta</text:span><text:span text:style-name="T98"><text:s/></text:span><text:span text:style-name="T99">que permite representar de manera simplificada los componentes que participan en una base de datos, como las personas, objetos y relaciones.</text:span></text:p>
      <text:p text:style-name="P100"/>
      <text:p text:style-name="P101">Nosotros como podéis ver en pantalla, hemos desarrollado<text:s/>este esquema…</text:p>
      <text:p text:style-name="P102">(Se explica de forma general e intuitiva el modelo ED)</text:p>
      <text:p text:style-name="P103"/>
      <text:p text:style-name="P104"><text:span text:style-name="T105">DIAPOSITIVA 6, navegación de pantallas → Habla<text:s/></text:span><text:span text:style-name="T106">Pedro Sánchez</text:span></text:p>
      <text:p text:style-name="P107"/>
      <text:p text:style-name="P108"><text:span text:style-name="T109">Hemos realizado este esquema de navegación para ver de una manera<text:s/></text:span><text:span text:style-name="T110">más</text:span><text:span text:style-name="T111"><text:s/>clara e intuitiva la organización de nuestro sitio web.</text:span></text:p>
      <text:p text:style-name="P112"><text:span text:style-name="T113">(Se expli</text:span><text:span text:style-name="T114">ca un poco)</text:span></text:p>
      <text:p text:style-name="P115"/>
      <text:p text:style-name="P116"/>
      <text:p text:style-name="P117"/>
      <text:p text:style-name="P118"/>
      <text:p text:style-name="P119"><text:span text:style-name="T120">DIAPOSITIVA 7, <text:s/>esquema de casos de uso</text:span><text:span text:style-name="T121"><text:s/>→ Habla<text:s/></text:span><text:span text:style-name="T122">Pedro Sánchez</text:span></text:p>
      <text:p text:style-name="P123"/>
      <text:p text:style-name="P124"><text:span text:style-name="T125">¿Qué es un UML?</text:span></text:p>
      <text:p text:style-name="P126"><text:span text:style-name="T127">El diagrama de casos de uso representa la forma en como un Cliente (Actor) opera con el sistema en desarrollo, además de la forma, tipo y orden en como los elementos interactúan (operaciones o casos de uso). Un diagrama de<text:s/></text:span><text:span text:style-name="T128">casos de uso consta de los siguientes elementos:</text:span></text:p>
      <text:list text:style-name="LFO4" text:continue-numbering="true">
        <text:list-item>
          <text:p text:style-name="P129">Actor.</text:p>
        </text:list-item>
        <text:list-item>
          <text:p text:style-name="P130">Casos de Uso.</text:p>
        </text:list-item>
        <text:list-item>
          <text:p text:style-name="P131">Relaciones de Uso, Herencia y Comunicación.</text:p>
        </text:list-item>
      </text:list>
      <text:p text:style-name="P132"><text:span text:style-name="T133">Nuestro UML</text:span></text:p>
      <text:p text:style-name="P134"/>
      <text:p text:style-name="P135"><text:span text:style-name="T136">(Se explica un poco)</text:span></text:p>
      <text:p text:style-name="P137"/>
      <text:p text:style-name="P138"><text:span text:style-name="T139">DIAPOSITIVA 9 <text:s/>funcionalidades del usuario → Hab</text:span><text:span text:style-name="T140">la Manu</text:span></text:p>
      <text:p text:style-name="P141"><text:span text:style-name="T142">Lo que puede realizar<text:s/></text:span><text:span text:style-name="T143">el usuario en Pochadia</text:span></text:p>
      <text:p text:style-name="P144"/>
      <text:list text:style-name="WWNum2" text:continue-numbering="true">
        <text:list-item>
          <text:p text:style-name="P145"><text:span text:style-name="T146"><text:s/></text:span><text:span text:style-name="T147">Registrarse en el sistema</text:span></text:p>
        </text:list-item>
        <text:list-item>
          <text:p text:style-name="P148"><text:span text:style-name="T149"> Ingresar en el sistema</text:span></text:p>
        </text:list-item>
        <text:list-item>
          <text:p text:style-name="P150"><text:span text:style-name="T151"> Restablecer su contraseña</text:span></text:p>
        </text:list-item>
        <text:list-item>
          <text:p text:style-name="P152"><text:span text:style-name="T153"> Podrá acceder a su perfil y modificarlo</text:span></text:p>
        </text:list-item>
        <text:list-item>
          <text:p text:style-name="P154"><text:span text:style-name="T155"> Acceder a un<text:s/></text:span><text:span text:style-name="T156">juego de la biblioteca</text:span></text:p>
        </text:list-item>
        <text:list-item>
          <text:p text:style-name="P157"><text:span text:style-name="T158"> Ver la información de un juego</text:span></text:p>
        </text:list-item>
        <text:list-item>
          <text:p text:style-name="P159"><text:span text:style-name="T160"> Jugar a un juego</text:span></text:p>
        </text:list-item>
        <text:list-item>
          <text:p text:style-name="P161"><text:span text:style-name="T162"> Buscar juegos (nombre, franquicia, genero, más jugados mejor puntuados)</text:span></text:p>
        </text:list-item>
        <text:list-item>
          <text:p text:style-name="P163"><text:span text:style-name="T164"> Solicitar ayuda con un formulario</text:span></text:p>
        </text:list-item>
        <text:list-item>
          <text:p text:style-name="P165"><text:span text:style-name="T166"> Ver las políticas de privacidad y condiciones de<text:s/></text:span><text:span text:style-name="T167">servicio</text:span></text:p>
        </text:list-item>
        <text:list-item>
          <text:p text:style-name="P168"><text:span text:style-name="T169"> Podrá consultar su suscripción y suscribirse</text:span></text:p>
        </text:list-item>
        <text:list-item>
          <text:p text:style-name="P170"><text:span text:style-name="T171"> Podrá cerrar su sesión</text:span></text:p>
        </text:list-item>
        <text:list-item>
          <text:p text:style-name="P172"><text:span text:style-name="T173"> Podrá consultar sobre opciones se suscripción premium</text:span></text:p>
        </text:list-item>
      </text:list>
      <text:p text:style-name="P174"/>
      <text:p text:style-name="P175"/>
      <text:p text:style-name="P176"><text:span text:style-name="T177">DIAPOSITIVA 10 <text:s/>Evolución de Pochadia → Habla<text:s/></text:span><text:span text:style-name="T178">Pedro Martíenez</text:span></text:p>
      <text:p text:style-name="P179"/>
      <text:p text:style-name="P180"><text:span text:style-name="T181">Enseñamos un poco la evolución de Pochadia y procedemos a enseña</text:span><text:span text:style-name="T182">r la Pochadia actu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aira SemiCondensed Medium" svg:font-family="Saira SemiCondensed Medium" style:font-family-generic="system" style:font-pitch="variable"/>
    <style:font-face style:name="Noto Sans" svg:font-family="Noto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, Verdana, Helvetica, sans" svg:font-family="Arial, Verdana, Helvetica, sans" style:font-family-generic="system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Whitney, 'Helvetica Neue', Helv" svg:font-family="Whitney, 'Helvetica Neue', Helv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determinado" style:display-name="Predeterminado" style:family="paragraph">
      <style:paragraph-properties style:line-height-at-least="0.1388in"/>
      <style:text-properties style:font-name="Arial" style:font-name-asian="Tahoma" style:font-name-complex="Saira SemiCondensed Medium" fo:font-size="17.5pt" style:font-size-asian="17.5pt" fo:hyphenate="false"/>
    </style:style>
    <style:style style:name="Objetosinrelleno" style:display-name="Objeto sin relleno" style:family="paragraph" style:parent-style-name="Predeterminado">
      <style:text-properties style:font-name-asian="Arial" style:font-name-complex="Arial" fo:hyphenate="false"/>
    </style:style>
    <style:style style:name="Objetosinrellenonilínea" style:display-name="Objeto sin relleno ni línea" style:family="paragraph" style:parent-style-name="Predeterminado">
      <style:text-properties style:font-name-asian="Arial" style:font-name-complex="Arial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ularA4" style:display-name="Titular A4" style:family="paragraph" style:parent-style-name="A4">
      <style:text-properties fo:font-size="44pt" style:font-size-asian="44pt" fo:hyphenate="false"/>
    </style:style>
    <style:style style:name="TítuloA4" style:display-name="Título A4" style:family="paragraph" style:parent-style-name="A4">
      <style:text-properties fo:font-size="24pt" style:font-size-asian="24pt" fo:hyphenate="false"/>
    </style:style>
    <style:style style:name="TextoA4" style:display-name="Texto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ularA0" style:display-name="Titular A0" style:family="paragraph" style:parent-style-name="A4">
      <style:text-properties fo:font-size="96pt" style:font-size-asian="96pt" fo:hyphenate="false"/>
    </style:style>
    <style:style style:name="TítuloA0" style:display-name="Título A0" style:family="paragraph" style:parent-style-name="A4">
      <style:text-properties fo:font-size="72pt" style:font-size-asian="72pt" fo:hyphenate="false"/>
    </style:style>
    <style:style style:name="TextoA0" style:display-name="Texto A0" style:family="paragraph" style:parent-style-name="A4">
      <style:text-properties fo:hyphenate="false"/>
    </style:style>
    <style:style style:name="Imagen" style:display-name="Imagen" style:family="paragraph">
      <style:text-properties style:font-name="Liberation Sans" style:font-name-asian="Tahoma" style:font-name-complex="Saira SemiCondensed Medium" fo:font-size="18pt" style:font-size-asian="18pt" fo:hyphenate="false"/>
    </style:style>
    <style:style style:name="Formas" style:display-name="Formas" style:family="paragraph" style:parent-style-name="Imagen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Rellenado" style:display-name="Rellenado" style:family="paragraph" style:parent-style-name="Formas">
      <style:text-properties fo:hyphenate="false"/>
    </style:style>
    <style:style style:name="Rellenadoazul" style:display-name="Rellenado azul" style:family="paragraph" style:parent-style-name="Rellenado">
      <style:text-properties fo:color="#FFFFFF" fo:hyphenate="false"/>
    </style:style>
    <style:style style:name="Rellenadoverde" style:display-name="Rellenado verde" style:family="paragraph" style:parent-style-name="Rellenado">
      <style:text-properties fo:color="#FFFFFF" fo:hyphenate="false"/>
    </style:style>
    <style:style style:name="Rellenadorojo" style:display-name="Rellenado rojo" style:family="paragraph" style:parent-style-name="Rellenado">
      <style:text-properties fo:color="#FFFFFF" fo:hyphenate="false"/>
    </style:style>
    <style:style style:name="Rellenadoamarillo" style:display-name="Rellenado amarillo" style:family="paragraph" style:parent-style-name="Rellenado">
      <style:text-properties fo:color="#FFFFFF" fo:hyphenate="false"/>
    </style:style>
    <style:style style:name="Contorneado" style:display-name="Contorneado" style:family="paragraph" style:parent-style-name="Formas">
      <style:text-properties fo:hyphenate="false"/>
    </style:style>
    <style:style style:name="Contorneadoazul" style:display-name="Contorneado azul" style:family="paragraph" style:parent-style-name="Contorneado">
      <style:text-properties fo:color="#355269" fo:hyphenate="false"/>
    </style:style>
    <style:style style:name="Contorneadoverde" style:display-name="Contorneado verde" style:family="paragraph" style:parent-style-name="Contorneado">
      <style:text-properties fo:color="#127622" fo:hyphenate="false"/>
    </style:style>
    <style:style style:name="Contorneadorojo" style:display-name="Contorneado rojo" style:family="paragraph" style:parent-style-name="Contorneado">
      <style:text-properties fo:color="#C9211E" fo:hyphenate="false"/>
    </style:style>
    <style:style style:name="Contorneadoamarillo" style:display-name="Contorneado amarillo" style:family="paragraph" style:parent-style-name="Contorneado">
      <style:text-properties fo:color="#B47804" fo:hyphenate="false"/>
    </style:style>
    <style:style style:name="Líneas" style:display-name="Líneas" style:family="paragraph" style:parent-style-name="Imagen">
      <style:text-properties style:font-name-asian="Liberation Sans" style:font-name-complex="Liberation Sans" fo:hyphenate="false"/>
    </style:style>
    <style:style style:name="Líneaconflecha" style:display-name="Línea con flecha" style:family="paragraph" style:parent-style-name="Líneas">
      <style:text-properties fo:hyphenate="false"/>
    </style:style>
    <style:style style:name="Líneadiscontinua" style:display-name="Línea discontinua" style:family="paragraph" style:parent-style-name="Líneas">
      <style:text-properties fo:hyphenate="false"/>
    </style:style>
    <style:style style:name="TITLELTGliederung1" style:display-name="TITLE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LTGliederung2" style:display-name="TITLE~LT~Gliederung 2" style:family="paragraph" style:parent-style-name="TITLELTGliederung1">
      <style:paragraph-properties fo:margin-top="0.1576in"/>
      <style:text-properties style:font-name-asian="Arial" style:font-name-complex="Arial" fo:hyphenate="false"/>
    </style:style>
    <style:style style:name="TITLELTGliederung3" style:display-name="TITLE~LT~Gliederung 3" style:family="paragraph" style:parent-style-name="TITLELTGliederung2">
      <style:paragraph-properties fo:margin-top="0.118in"/>
      <style:text-properties fo:hyphenate="false"/>
    </style:style>
    <style:style style:name="TITLELTGliederung4" style:display-name="TITLE~LT~Gliederung 4" style:family="paragraph" style:parent-style-name="TITLELTGliederung3">
      <style:paragraph-properties fo:margin-top="0.0784in"/>
      <style:text-properties fo:hyphenate="false"/>
    </style:style>
    <style:style style:name="TITLELTGliederung5" style:display-name="TITLE~LT~Gliederung 5" style:family="paragraph" style:parent-style-name="TITLELTGliederung4">
      <style:paragraph-properties fo:margin-top="0.0395in"/>
      <style:text-properties fo:font-size="20pt" style:font-size-asian="20pt" fo:hyphenate="false"/>
    </style:style>
    <style:style style:name="TITLELTGliederung6" style:display-name="TITLE~LT~Gliederung 6" style:family="paragraph" style:parent-style-name="TITLELTGliederung5">
      <style:text-properties fo:hyphenate="false"/>
    </style:style>
    <style:style style:name="TITLELTGliederung7" style:display-name="TITLE~LT~Gliederung 7" style:family="paragraph" style:parent-style-name="TITLELTGliederung6">
      <style:text-properties fo:hyphenate="false"/>
    </style:style>
    <style:style style:name="TITLELTGliederung8" style:display-name="TITLE~LT~Gliederung 8" style:family="paragraph" style:parent-style-name="TITLELTGliederung7">
      <style:text-properties fo:hyphenate="false"/>
    </style:style>
    <style:style style:name="TITLELTGliederung9" style:display-name="TITLE~LT~Gliederung 9" style:family="paragraph" style:parent-style-name="TITLELTGliederung8">
      <style:text-properties fo:hyphenate="false"/>
    </style:style>
    <style:style style:name="TITLELTTitel" style:display-name="TITLE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3.5pt" style:font-size-asian="13.5pt" fo:hyphenate="false"/>
    </style:style>
    <style:style style:name="TITLELTUntertitel" style:display-name="TITLE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LTNotizen" style:display-name="TITLE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LTHintergrundobjekte" style:display-name="TITLE~LT~Hintergrundobjekte" style:family="paragraph">
      <style:text-properties style:font-name-asian="Tahoma" style:font-name-complex="Saira SemiCondensed Medium" fo:hyphenate="false"/>
    </style:style>
    <style:style style:name="TITLELTHintergrund" style:display-name="TITLE~LT~Hintergrund" style:family="paragraph">
      <style:text-properties style:font-name-asian="Tahoma" style:font-name-complex="Saira SemiCondensed Medium" fo:hyphenate="false"/>
    </style:style>
    <style:style style:name="default" style:display-name="default" style:family="paragraph">
      <style:paragraph-properties style:line-height-at-least="0.1388in"/>
      <style:text-properties style:font-name="Arial" style:font-name-asian="Tahoma" style:font-name-complex="Saira SemiCondensed Medium" fo:font-size="18pt" style:font-size-asian="18pt" fo:hyphenate="false"/>
    </style:style>
    <style:style style:name="gray1" style:display-name="gray1" style:family="paragraph" style:parent-style-name="default">
      <style:text-properties style:font-name-asian="Arial" style:font-name-complex="Arial" fo:hyphenate="false"/>
    </style:style>
    <style:style style:name="gray2" style:display-name="gray2" style:family="paragraph" style:parent-style-name="default">
      <style:text-properties style:font-name-asian="Arial" style:font-name-complex="Arial" fo:hyphenate="false"/>
    </style:style>
    <style:style style:name="gray3" style:display-name="gray3" style:family="paragraph" style:parent-style-name="default">
      <style:text-properties style:font-name-asian="Arial" style:font-name-complex="Arial" fo:hyphenate="false"/>
    </style:style>
    <style:style style:name="bw1" style:display-name="bw1" style:family="paragraph" style:parent-style-name="default">
      <style:text-properties style:font-name-asian="Arial" style:font-name-complex="Arial" fo:hyphenate="false"/>
    </style:style>
    <style:style style:name="bw2" style:display-name="bw2" style:family="paragraph" style:parent-style-name="default">
      <style:text-properties style:font-name-asian="Arial" style:font-name-complex="Arial" fo:hyphenate="false"/>
    </style:style>
    <style:style style:name="bw3" style:display-name="bw3" style:family="paragraph" style:parent-style-name="default">
      <style:text-properties style:font-name-asian="Arial" style:font-name-complex="Arial" fo:hyphenate="false"/>
    </style:style>
    <style:style style:name="orange1" style:display-name="orange1" style:family="paragraph" style:parent-style-name="default">
      <style:text-properties style:font-name-asian="Arial" style:font-name-complex="Arial" fo:hyphenate="false"/>
    </style:style>
    <style:style style:name="orange2" style:display-name="orange2" style:family="paragraph" style:parent-style-name="default">
      <style:text-properties style:font-name-asian="Arial" style:font-name-complex="Arial" fo:hyphenate="false"/>
    </style:style>
    <style:style style:name="orange3" style:display-name="orange3" style:family="paragraph" style:parent-style-name="default">
      <style:text-properties style:font-name-asian="Arial" style:font-name-complex="Arial" fo:hyphenate="false"/>
    </style:style>
    <style:style style:name="turquoise1" style:display-name="turquoise1" style:family="paragraph" style:parent-style-name="default">
      <style:text-properties style:font-name-asian="Arial" style:font-name-complex="Arial" fo:hyphenate="false"/>
    </style:style>
    <style:style style:name="turquoise2" style:display-name="turquoise2" style:family="paragraph" style:parent-style-name="default">
      <style:text-properties style:font-name-asian="Arial" style:font-name-complex="Arial" fo:hyphenate="false"/>
    </style:style>
    <style:style style:name="turquoise3" style:display-name="turquoise3" style:family="paragraph" style:parent-style-name="default">
      <style:text-properties style:font-name-asian="Arial" style:font-name-complex="Arial" fo:hyphenate="false"/>
    </style:style>
    <style:style style:name="blue1" style:display-name="blue1" style:family="paragraph" style:parent-style-name="default">
      <style:text-properties style:font-name-asian="Arial" style:font-name-complex="Arial" fo:hyphenate="false"/>
    </style:style>
    <style:style style:name="blue2" style:display-name="blue2" style:family="paragraph" style:parent-style-name="default">
      <style:text-properties style:font-name-asian="Arial" style:font-name-complex="Arial" fo:hyphenate="false"/>
    </style:style>
    <style:style style:name="blue3" style:display-name="blue3" style:family="paragraph" style:parent-style-name="default">
      <style:text-properties style:font-name-asian="Arial" style:font-name-complex="Arial" fo:hyphenate="false"/>
    </style:style>
    <style:style style:name="sun1" style:display-name="sun1" style:family="paragraph" style:parent-style-name="default">
      <style:text-properties style:font-name-asian="Arial" style:font-name-complex="Arial" fo:hyphenate="false"/>
    </style:style>
    <style:style style:name="sun2" style:display-name="sun2" style:family="paragraph" style:parent-style-name="default">
      <style:text-properties style:font-name-asian="Arial" style:font-name-complex="Arial" fo:hyphenate="false"/>
    </style:style>
    <style:style style:name="sun3" style:display-name="sun3" style:family="paragraph" style:parent-style-name="default">
      <style:text-properties style:font-name-asian="Arial" style:font-name-complex="Arial" fo:hyphenate="false"/>
    </style:style>
    <style:style style:name="earth1" style:display-name="earth1" style:family="paragraph" style:parent-style-name="default">
      <style:text-properties style:font-name-asian="Arial" style:font-name-complex="Arial" fo:hyphenate="false"/>
    </style:style>
    <style:style style:name="earth2" style:display-name="earth2" style:family="paragraph" style:parent-style-name="default">
      <style:text-properties style:font-name-asian="Arial" style:font-name-complex="Arial" fo:hyphenate="false"/>
    </style:style>
    <style:style style:name="earth3" style:display-name="earth3" style:family="paragraph" style:parent-style-name="default">
      <style:text-properties style:font-name-asian="Arial" style:font-name-complex="Arial" fo:hyphenate="false"/>
    </style:style>
    <style:style style:name="green1" style:display-name="green1" style:family="paragraph" style:parent-style-name="default">
      <style:text-properties style:font-name-asian="Arial" style:font-name-complex="Arial" fo:hyphenate="false"/>
    </style:style>
    <style:style style:name="green2" style:display-name="green2" style:family="paragraph" style:parent-style-name="default">
      <style:text-properties style:font-name-asian="Arial" style:font-name-complex="Arial" fo:hyphenate="false"/>
    </style:style>
    <style:style style:name="green3" style:display-name="green3" style:family="paragraph" style:parent-style-name="default">
      <style:text-properties style:font-name-asian="Arial" style:font-name-complex="Arial" fo:hyphenate="false"/>
    </style:style>
    <style:style style:name="seetang1" style:display-name="seetang1" style:family="paragraph" style:parent-style-name="default">
      <style:text-properties style:font-name-asian="Arial" style:font-name-complex="Arial" fo:hyphenate="false"/>
    </style:style>
    <style:style style:name="seetang2" style:display-name="seetang2" style:family="paragraph" style:parent-style-name="default">
      <style:text-properties style:font-name-asian="Arial" style:font-name-complex="Arial" fo:hyphenate="false"/>
    </style:style>
    <style:style style:name="seetang3" style:display-name="seetang3" style:family="paragraph" style:parent-style-name="default">
      <style:text-properties style:font-name-asian="Arial" style:font-name-complex="Arial" fo:hyphenate="false"/>
    </style:style>
    <style:style style:name="lightblue1" style:display-name="lightblue1" style:family="paragraph" style:parent-style-name="default">
      <style:text-properties style:font-name-asian="Arial" style:font-name-complex="Arial" fo:hyphenate="false"/>
    </style:style>
    <style:style style:name="lightblue2" style:display-name="lightblue2" style:family="paragraph" style:parent-style-name="default">
      <style:text-properties style:font-name-asian="Arial" style:font-name-complex="Arial" fo:hyphenate="false"/>
    </style:style>
    <style:style style:name="lightblue3" style:display-name="lightblue3" style:family="paragraph" style:parent-style-name="default">
      <style:text-properties style:font-name-asian="Arial" style:font-name-complex="Arial" fo:hyphenate="false"/>
    </style:style>
    <style:style style:name="yellow1" style:display-name="yellow1" style:family="paragraph" style:parent-style-name="default">
      <style:text-properties style:font-name-asian="Arial" style:font-name-complex="Arial" fo:hyphenate="false"/>
    </style:style>
    <style:style style:name="yellow2" style:display-name="yellow2" style:family="paragraph" style:parent-style-name="default">
      <style:text-properties style:font-name-asian="Arial" style:font-name-complex="Arial" fo:hyphenate="false"/>
    </style:style>
    <style:style style:name="yellow3" style:display-name="yellow3" style:family="paragraph" style:parent-style-name="default">
      <style:text-properties style:font-name-asian="Arial" style:font-name-complex="Arial" fo:hyphenate="false"/>
    </style:style>
    <style:style style:name="Objetosdefondo" style:display-name="Objetos de fondo" style:family="paragraph">
      <style:text-properties style:font-name-asian="Tahoma" style:font-name-complex="Saira SemiCondensed Medium" fo:hyphenate="false"/>
    </style:style>
    <style:style style:name="Fondo" style:display-name="Fondo" style:family="paragraph">
      <style:text-properties style:font-name-asian="Tahoma" style:font-name-complex="Saira SemiCondensed Medium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Esquema1" style:display-name="Esquema 1" style:family="paragraph">
      <style:paragraph-properties fo:margin-top="0.2805in" style:line-height-at-least="0.1388in"/>
      <style:text-properties style:font-name="Arial" style:font-name-asian="Tahoma" style:font-name-complex="Saira SemiCondensed Medium" fo:color="#FFFFFF" fo:font-size="13.5pt" style:font-size-asian="13.5pt" fo:hyphenate="false"/>
    </style:style>
    <style:style style:name="Esquema2" style:display-name="Esquema 2" style:family="paragraph" style:parent-style-name="Esquema1">
      <style:paragraph-properties fo:margin-top="0.1576in"/>
      <style:text-properties style:font-name-asian="Arial" style:font-name-complex="Arial" fo:color="#000000" fo:font-size="14pt" style:font-size-asian="14pt" fo:hyphenate="false"/>
    </style:style>
    <style:style style:name="Esquema3" style:display-name="Esquema 3" style:family="paragraph" style:parent-style-name="Esquema2">
      <style:paragraph-properties fo:margin-top="0.118in"/>
      <style:text-properties fo:hyphenate="false"/>
    </style:style>
    <style:style style:name="Esquema4" style:display-name="Esquema 4" style:family="paragraph" style:parent-style-name="Esquema3">
      <style:paragraph-properties fo:margin-top="0.0784in"/>
      <style:text-properties fo:hyphenate="false"/>
    </style:style>
    <style:style style:name="Esquema5" style:display-name="Esquema 5" style:family="paragraph" style:parent-style-name="Esquema4">
      <style:paragraph-properties fo:margin-top="0.0395in"/>
      <style:text-properties fo:font-size="20pt" style:font-size-asian="20pt"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TITLE_AND_TWO_COLUMNSLTGliederung1" style:display-name="TITLE_AND_TWO_COLUMNS~LT~Gliederung 1" style:family="paragraph">
      <style:paragraph-properties fo:margin-top="0.2805in" style:line-height-at-least="0.1388in"/>
      <style:text-properties style:font-name="Arial" style:font-name-asian="Tahoma" style:font-name-complex="Saira SemiCondensed Medium" fo:color="#FFFFFF" fo:font-size="13.5pt" style:font-size-asian="13.5pt" fo:hyphenate="false"/>
    </style:style>
    <style:style style:name="TITLE_AND_TWO_COLUMNSLTGliederung2" style:display-name="TITLE_AND_TWO_COLUMNS~LT~Gliederung 2" style:family="paragraph" style:parent-style-name="TITLE_AND_TWO_COLUMNSLTGliederung1">
      <style:paragraph-properties fo:margin-top="0.1576in"/>
      <style:text-properties style:font-name-asian="Arial" style:font-name-complex="Arial" fo:color="#000000" fo:font-size="14pt" style:font-size-asian="14pt" fo:hyphenate="false"/>
    </style:style>
    <style:style style:name="TITLE_AND_TWO_COLUMNSLTGliederung3" style:display-name="TITLE_AND_TWO_COLUMNS~LT~Gliederung 3" style:family="paragraph" style:parent-style-name="TITLE_AND_TWO_COLUMNSLTGliederung2">
      <style:paragraph-properties fo:margin-top="0.118in"/>
      <style:text-properties fo:hyphenate="false"/>
    </style:style>
    <style:style style:name="TITLE_AND_TWO_COLUMNSLTGliederung4" style:display-name="TITLE_AND_TWO_COLUMNS~LT~Gliederung 4" style:family="paragraph" style:parent-style-name="TITLE_AND_TWO_COLUMNSLTGliederung3">
      <style:paragraph-properties fo:margin-top="0.0784in"/>
      <style:text-properties fo:hyphenate="false"/>
    </style:style>
    <style:style style:name="TITLE_AND_TWO_COLUMNSLTGliederung5" style:display-name="TITLE_AND_TWO_COLUMNS~LT~Gliederung 5" style:family="paragraph" style:parent-style-name="TITLE_AND_TWO_COLUMNSLTGliederung4">
      <style:paragraph-properties fo:margin-top="0.0395in"/>
      <style:text-properties fo:font-size="20pt" style:font-size-asian="20pt" fo:hyphenate="false"/>
    </style:style>
    <style:style style:name="TITLE_AND_TWO_COLUMNSLTGliederung6" style:display-name="TITLE_AND_TWO_COLUMNS~LT~Gliederung 6" style:family="paragraph" style:parent-style-name="TITLE_AND_TWO_COLUMNSLTGliederung5">
      <style:text-properties fo:hyphenate="false"/>
    </style:style>
    <style:style style:name="TITLE_AND_TWO_COLUMNSLTGliederung7" style:display-name="TITLE_AND_TWO_COLUMNS~LT~Gliederung 7" style:family="paragraph" style:parent-style-name="TITLE_AND_TWO_COLUMNSLTGliederung6">
      <style:text-properties fo:hyphenate="false"/>
    </style:style>
    <style:style style:name="TITLE_AND_TWO_COLUMNSLTGliederung8" style:display-name="TITLE_AND_TWO_COLUMNS~LT~Gliederung 8" style:family="paragraph" style:parent-style-name="TITLE_AND_TWO_COLUMNSLTGliederung7">
      <style:text-properties fo:hyphenate="false"/>
    </style:style>
    <style:style style:name="TITLE_AND_TWO_COLUMNSLTGliederung9" style:display-name="TITLE_AND_TWO_COLUMNS~LT~Gliederung 9" style:family="paragraph" style:parent-style-name="TITLE_AND_TWO_COLUMNSLTGliederung8">
      <style:text-properties fo:hyphenate="false"/>
    </style:style>
    <style:style style:name="TITLE_AND_TWO_COLUMNSLTTitel" style:display-name="TITLE_AND_TWO_COLUMNS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AND_TWO_COLUMNSLTUntertitel" style:display-name="TITLE_AND_TWO_COLUMNS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_AND_TWO_COLUMNSLTNotizen" style:display-name="TITLE_AND_TWO_COLUMNS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_AND_TWO_COLUMNSLTHintergrundobjekte" style:display-name="TITLE_AND_TWO_COLUMNS~LT~Hintergrundobjekte" style:family="paragraph">
      <style:text-properties style:font-name-asian="Tahoma" style:font-name-complex="Saira SemiCondensed Medium" fo:hyphenate="false"/>
    </style:style>
    <style:style style:name="TITLE_AND_TWO_COLUMNSLTHintergrund" style:display-name="TITLE_AND_TWO_COLUMNS~LT~Hintergrund" style:family="paragraph">
      <style:text-properties style:font-name-asian="Tahoma" style:font-name-complex="Saira SemiCondensed Medium" fo:hyphenate="false"/>
    </style:style>
    <style:style style:name="BLANKLTGliederung1" style:display-name="BLANK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BLANKLTGliederung2" style:display-name="BLANK~LT~Gliederung 2" style:family="paragraph" style:parent-style-name="BLANKLTGliederung1">
      <style:paragraph-properties fo:margin-top="0.1576in"/>
      <style:text-properties style:font-name-asian="Arial" style:font-name-complex="Arial" fo:hyphenate="false"/>
    </style:style>
    <style:style style:name="BLANKLTGliederung3" style:display-name="BLANK~LT~Gliederung 3" style:family="paragraph" style:parent-style-name="BLANKLTGliederung2">
      <style:paragraph-properties fo:margin-top="0.118in"/>
      <style:text-properties fo:hyphenate="false"/>
    </style:style>
    <style:style style:name="BLANKLTGliederung4" style:display-name="BLANK~LT~Gliederung 4" style:family="paragraph" style:parent-style-name="BLANKLTGliederung3">
      <style:paragraph-properties fo:margin-top="0.0784in"/>
      <style:text-properties fo:hyphenate="false"/>
    </style:style>
    <style:style style:name="BLANKLTGliederung5" style:display-name="BLANK~LT~Gliederung 5" style:family="paragraph" style:parent-style-name="BLANKLTGliederung4">
      <style:paragraph-properties fo:margin-top="0.0395in"/>
      <style:text-properties fo:font-size="20pt" style:font-size-asian="20pt" fo:hyphenate="false"/>
    </style:style>
    <style:style style:name="BLANKLTGliederung6" style:display-name="BLANK~LT~Gliederung 6" style:family="paragraph" style:parent-style-name="BLANKLTGliederung5">
      <style:text-properties fo:hyphenate="false"/>
    </style:style>
    <style:style style:name="BLANKLTGliederung7" style:display-name="BLANK~LT~Gliederung 7" style:family="paragraph" style:parent-style-name="BLANKLTGliederung6">
      <style:text-properties fo:hyphenate="false"/>
    </style:style>
    <style:style style:name="BLANKLTGliederung8" style:display-name="BLANK~LT~Gliederung 8" style:family="paragraph" style:parent-style-name="BLANKLTGliederung7">
      <style:text-properties fo:hyphenate="false"/>
    </style:style>
    <style:style style:name="BLANKLTGliederung9" style:display-name="BLANK~LT~Gliederung 9" style:family="paragraph" style:parent-style-name="BLANKLTGliederung8">
      <style:text-properties fo:hyphenate="false"/>
    </style:style>
    <style:style style:name="BLANKLTTitel" style:display-name="BLANK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BLANKLTUntertitel" style:display-name="BLANK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BLANKLTNotizen" style:display-name="BLANK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BLANKLTHintergrundobjekte" style:display-name="BLANK~LT~Hintergrundobjekte" style:family="paragraph">
      <style:text-properties style:font-name-asian="Tahoma" style:font-name-complex="Saira SemiCondensed Medium" fo:hyphenate="false"/>
    </style:style>
    <style:style style:name="BLANKLTHintergrund" style:display-name="BLANK~LT~Hintergrund" style:family="paragraph">
      <style:text-properties style:font-name-asian="Tahoma" style:font-name-complex="Saira SemiCondensed Medium" fo:hyphenate="false"/>
    </style:style>
    <style:style style:name="TITLE_1LTGliederung1" style:display-name="TITLE_1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1LTGliederung2" style:display-name="TITLE_1~LT~Gliederung 2" style:family="paragraph" style:parent-style-name="TITLE_1LTGliederung1">
      <style:paragraph-properties fo:margin-top="0.1576in"/>
      <style:text-properties style:font-name-asian="Arial" style:font-name-complex="Arial" fo:hyphenate="false"/>
    </style:style>
    <style:style style:name="TITLE_1LTGliederung3" style:display-name="TITLE_1~LT~Gliederung 3" style:family="paragraph" style:parent-style-name="TITLE_1LTGliederung2">
      <style:paragraph-properties fo:margin-top="0.118in"/>
      <style:text-properties fo:hyphenate="false"/>
    </style:style>
    <style:style style:name="TITLE_1LTGliederung4" style:display-name="TITLE_1~LT~Gliederung 4" style:family="paragraph" style:parent-style-name="TITLE_1LTGliederung3">
      <style:paragraph-properties fo:margin-top="0.0784in"/>
      <style:text-properties fo:hyphenate="false"/>
    </style:style>
    <style:style style:name="TITLE_1LTGliederung5" style:display-name="TITLE_1~LT~Gliederung 5" style:family="paragraph" style:parent-style-name="TITLE_1LTGliederung4">
      <style:paragraph-properties fo:margin-top="0.0395in"/>
      <style:text-properties fo:font-size="20pt" style:font-size-asian="20pt" fo:hyphenate="false"/>
    </style:style>
    <style:style style:name="TITLE_1LTGliederung6" style:display-name="TITLE_1~LT~Gliederung 6" style:family="paragraph" style:parent-style-name="TITLE_1LTGliederung5">
      <style:text-properties fo:hyphenate="false"/>
    </style:style>
    <style:style style:name="TITLE_1LTGliederung7" style:display-name="TITLE_1~LT~Gliederung 7" style:family="paragraph" style:parent-style-name="TITLE_1LTGliederung6">
      <style:text-properties fo:hyphenate="false"/>
    </style:style>
    <style:style style:name="TITLE_1LTGliederung8" style:display-name="TITLE_1~LT~Gliederung 8" style:family="paragraph" style:parent-style-name="TITLE_1LTGliederung7">
      <style:text-properties fo:hyphenate="false"/>
    </style:style>
    <style:style style:name="TITLE_1LTGliederung9" style:display-name="TITLE_1~LT~Gliederung 9" style:family="paragraph" style:parent-style-name="TITLE_1LTGliederung8">
      <style:text-properties fo:hyphenate="false"/>
    </style:style>
    <style:style style:name="TITLE_1LTTitel" style:display-name="TITLE_1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1LTUntertitel" style:display-name="TITLE_1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_1LTNotizen" style:display-name="TITLE_1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_1LTHintergrundobjekte" style:display-name="TITLE_1~LT~Hintergrundobjekte" style:family="paragraph">
      <style:text-properties style:font-name-asian="Tahoma" style:font-name-complex="Saira SemiCondensed Medium" fo:hyphenate="false"/>
    </style:style>
    <style:style style:name="TITLE_1LTHintergrund" style:display-name="TITLE_1~LT~Hintergrund" style:family="paragraph">
      <style:text-properties style:font-name-asian="Tahoma" style:font-name-complex="Saira SemiCondensed Medium" fo:hyphenate="false"/>
    </style:style>
    <style:style style:name="TITLE_1_1LTGliederung1" style:display-name="TITLE_1_1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1_1LTGliederung2" style:display-name="TITLE_1_1~LT~Gliederung 2" style:family="paragraph" style:parent-style-name="TITLE_1_1LTGliederung1">
      <style:paragraph-properties fo:margin-top="0.1576in"/>
      <style:text-properties style:font-name-asian="Arial" style:font-name-complex="Arial" fo:hyphenate="false"/>
    </style:style>
    <style:style style:name="TITLE_1_1LTGliederung3" style:display-name="TITLE_1_1~LT~Gliederung 3" style:family="paragraph" style:parent-style-name="TITLE_1_1LTGliederung2">
      <style:paragraph-properties fo:margin-top="0.118in"/>
      <style:text-properties fo:hyphenate="false"/>
    </style:style>
    <style:style style:name="TITLE_1_1LTGliederung4" style:display-name="TITLE_1_1~LT~Gliederung 4" style:family="paragraph" style:parent-style-name="TITLE_1_1LTGliederung3">
      <style:paragraph-properties fo:margin-top="0.0784in"/>
      <style:text-properties fo:hyphenate="false"/>
    </style:style>
    <style:style style:name="TITLE_1_1LTGliederung5" style:display-name="TITLE_1_1~LT~Gliederung 5" style:family="paragraph" style:parent-style-name="TITLE_1_1LTGliederung4">
      <style:paragraph-properties fo:margin-top="0.0395in"/>
      <style:text-properties fo:font-size="20pt" style:font-size-asian="20pt" fo:hyphenate="false"/>
    </style:style>
    <style:style style:name="TITLE_1_1LTGliederung6" style:display-name="TITLE_1_1~LT~Gliederung 6" style:family="paragraph" style:parent-style-name="TITLE_1_1LTGliederung5">
      <style:text-properties fo:hyphenate="false"/>
    </style:style>
    <style:style style:name="TITLE_1_1LTGliederung7" style:display-name="TITLE_1_1~LT~Gliederung 7" style:family="paragraph" style:parent-style-name="TITLE_1_1LTGliederung6">
      <style:text-properties fo:hyphenate="false"/>
    </style:style>
    <style:style style:name="TITLE_1_1LTGliederung8" style:display-name="TITLE_1_1~LT~Gliederung 8" style:family="paragraph" style:parent-style-name="TITLE_1_1LTGliederung7">
      <style:text-properties fo:hyphenate="false"/>
    </style:style>
    <style:style style:name="TITLE_1_1LTGliederung9" style:display-name="TITLE_1_1~LT~Gliederung 9" style:family="paragraph" style:parent-style-name="TITLE_1_1LTGliederung8">
      <style:text-properties fo:hyphenate="false"/>
    </style:style>
    <style:style style:name="TITLE_1_1LTTitel" style:display-name="TITLE_1_1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1_1LTUntertitel" style:display-name="TITLE_1_1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_1_1LTNotizen" style:display-name="TITLE_1_1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_1_1LTHintergrundobjekte" style:display-name="TITLE_1_1~LT~Hintergrundobjekte" style:family="paragraph">
      <style:text-properties style:font-name-asian="Tahoma" style:font-name-complex="Saira SemiCondensed Medium" fo:hyphenate="false"/>
    </style:style>
    <style:style style:name="TITLE_1_1LTHintergrund" style:display-name="TITLE_1_1~LT~Hintergrund" style:family="paragraph">
      <style:text-properties style:font-name-asian="Tahoma" style:font-name-complex="Saira SemiCondensed Medium" fo:hyphenate="false"/>
    </style:style>
    <style:style style:name="TITLE_AND_BODYLTGliederung1" style:display-name="TITLE_AND_BODY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AND_BODYLTGliederung2" style:display-name="TITLE_AND_BODY~LT~Gliederung 2" style:family="paragraph" style:parent-style-name="TITLE_AND_BODYLTGliederung1">
      <style:paragraph-properties fo:margin-top="0.1576in"/>
      <style:text-properties style:font-name-asian="Arial" style:font-name-complex="Arial" fo:hyphenate="false"/>
    </style:style>
    <style:style style:name="TITLE_AND_BODYLTGliederung3" style:display-name="TITLE_AND_BODY~LT~Gliederung 3" style:family="paragraph" style:parent-style-name="TITLE_AND_BODYLTGliederung2">
      <style:paragraph-properties fo:margin-top="0.118in"/>
      <style:text-properties fo:hyphenate="false"/>
    </style:style>
    <style:style style:name="TITLE_AND_BODYLTGliederung4" style:display-name="TITLE_AND_BODY~LT~Gliederung 4" style:family="paragraph" style:parent-style-name="TITLE_AND_BODYLTGliederung3">
      <style:paragraph-properties fo:margin-top="0.0784in"/>
      <style:text-properties fo:hyphenate="false"/>
    </style:style>
    <style:style style:name="TITLE_AND_BODYLTGliederung5" style:display-name="TITLE_AND_BODY~LT~Gliederung 5" style:family="paragraph" style:parent-style-name="TITLE_AND_BODYLTGliederung4">
      <style:paragraph-properties fo:margin-top="0.0395in"/>
      <style:text-properties fo:font-size="20pt" style:font-size-asian="20pt" fo:hyphenate="false"/>
    </style:style>
    <style:style style:name="TITLE_AND_BODYLTGliederung6" style:display-name="TITLE_AND_BODY~LT~Gliederung 6" style:family="paragraph" style:parent-style-name="TITLE_AND_BODYLTGliederung5">
      <style:text-properties fo:hyphenate="false"/>
    </style:style>
    <style:style style:name="TITLE_AND_BODYLTGliederung7" style:display-name="TITLE_AND_BODY~LT~Gliederung 7" style:family="paragraph" style:parent-style-name="TITLE_AND_BODYLTGliederung6">
      <style:text-properties fo:hyphenate="false"/>
    </style:style>
    <style:style style:name="TITLE_AND_BODYLTGliederung8" style:display-name="TITLE_AND_BODY~LT~Gliederung 8" style:family="paragraph" style:parent-style-name="TITLE_AND_BODYLTGliederung7">
      <style:text-properties fo:hyphenate="false"/>
    </style:style>
    <style:style style:name="TITLE_AND_BODYLTGliederung9" style:display-name="TITLE_AND_BODY~LT~Gliederung 9" style:family="paragraph" style:parent-style-name="TITLE_AND_BODYLTGliederung8">
      <style:text-properties fo:hyphenate="false"/>
    </style:style>
    <style:style style:name="TITLE_AND_BODYLTTitel" style:display-name="TITLE_AND_BODY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AND_BODYLTUntertitel" style:display-name="TITLE_AND_BODY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_AND_BODYLTNotizen" style:display-name="TITLE_AND_BODY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_AND_BODYLTHintergrundobjekte" style:display-name="TITLE_AND_BODY~LT~Hintergrundobjekte" style:family="paragraph">
      <style:text-properties style:font-name-asian="Tahoma" style:font-name-complex="Saira SemiCondensed Medium" fo:hyphenate="false"/>
    </style:style>
    <style:style style:name="TITLE_AND_BODYLTHintergrund" style:display-name="TITLE_AND_BODY~LT~Hintergrund" style:family="paragraph">
      <style:text-properties style:font-name-asian="Tahoma" style:font-name-complex="Saira SemiCondensed Medium" fo:hyphenate="false"/>
    </style:style>
    <style:style style:name="BLANK_1LTGliederung1" style:display-name="BLANK_1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BLANK_1LTGliederung2" style:display-name="BLANK_1~LT~Gliederung 2" style:family="paragraph" style:parent-style-name="BLANK_1LTGliederung1">
      <style:paragraph-properties fo:margin-top="0.1576in"/>
      <style:text-properties style:font-name-asian="Arial" style:font-name-complex="Arial" fo:hyphenate="false"/>
    </style:style>
    <style:style style:name="BLANK_1LTGliederung3" style:display-name="BLANK_1~LT~Gliederung 3" style:family="paragraph" style:parent-style-name="BLANK_1LTGliederung2">
      <style:paragraph-properties fo:margin-top="0.118in"/>
      <style:text-properties fo:hyphenate="false"/>
    </style:style>
    <style:style style:name="BLANK_1LTGliederung4" style:display-name="BLANK_1~LT~Gliederung 4" style:family="paragraph" style:parent-style-name="BLANK_1LTGliederung3">
      <style:paragraph-properties fo:margin-top="0.0784in"/>
      <style:text-properties fo:hyphenate="false"/>
    </style:style>
    <style:style style:name="BLANK_1LTGliederung5" style:display-name="BLANK_1~LT~Gliederung 5" style:family="paragraph" style:parent-style-name="BLANK_1LTGliederung4">
      <style:paragraph-properties fo:margin-top="0.0395in"/>
      <style:text-properties fo:font-size="20pt" style:font-size-asian="20pt" fo:hyphenate="false"/>
    </style:style>
    <style:style style:name="BLANK_1LTGliederung6" style:display-name="BLANK_1~LT~Gliederung 6" style:family="paragraph" style:parent-style-name="BLANK_1LTGliederung5">
      <style:text-properties fo:hyphenate="false"/>
    </style:style>
    <style:style style:name="BLANK_1LTGliederung7" style:display-name="BLANK_1~LT~Gliederung 7" style:family="paragraph" style:parent-style-name="BLANK_1LTGliederung6">
      <style:text-properties fo:hyphenate="false"/>
    </style:style>
    <style:style style:name="BLANK_1LTGliederung8" style:display-name="BLANK_1~LT~Gliederung 8" style:family="paragraph" style:parent-style-name="BLANK_1LTGliederung7">
      <style:text-properties fo:hyphenate="false"/>
    </style:style>
    <style:style style:name="BLANK_1LTGliederung9" style:display-name="BLANK_1~LT~Gliederung 9" style:family="paragraph" style:parent-style-name="BLANK_1LTGliederung8">
      <style:text-properties fo:hyphenate="false"/>
    </style:style>
    <style:style style:name="BLANK_1LTTitel" style:display-name="BLANK_1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BLANK_1LTUntertitel" style:display-name="BLANK_1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BLANK_1LTNotizen" style:display-name="BLANK_1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BLANK_1LTHintergrundobjekte" style:display-name="BLANK_1~LT~Hintergrundobjekte" style:family="paragraph">
      <style:text-properties style:font-name-asian="Tahoma" style:font-name-complex="Saira SemiCondensed Medium" fo:hyphenate="false"/>
    </style:style>
    <style:style style:name="BLANK_1LTHintergrund" style:display-name="BLANK_1~LT~Hintergrund" style:family="paragraph">
      <style:text-properties style:font-name-asian="Tahoma" style:font-name-complex="Saira SemiCondensed Medium" fo:hyphenate="false"/>
    </style:style>
    <style:style style:name="TITLE_AND_TWO_COLUMNS_1LTGliederung1" style:display-name="TITLE_AND_TWO_COLUMNS_1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AND_TWO_COLUMNS_1LTGliederung2" style:display-name="TITLE_AND_TWO_COLUMNS_1~LT~Gliederung 2" style:family="paragraph" style:parent-style-name="TITLE_AND_TWO_COLUMNS_1LTGliederung1">
      <style:paragraph-properties fo:margin-top="0.1576in"/>
      <style:text-properties style:font-name-asian="Arial" style:font-name-complex="Arial" fo:hyphenate="false"/>
    </style:style>
    <style:style style:name="TITLE_AND_TWO_COLUMNS_1LTGliederung3" style:display-name="TITLE_AND_TWO_COLUMNS_1~LT~Gliederung 3" style:family="paragraph" style:parent-style-name="TITLE_AND_TWO_COLUMNS_1LTGliederung2">
      <style:paragraph-properties fo:margin-top="0.118in"/>
      <style:text-properties fo:hyphenate="false"/>
    </style:style>
    <style:style style:name="TITLE_AND_TWO_COLUMNS_1LTGliederung4" style:display-name="TITLE_AND_TWO_COLUMNS_1~LT~Gliederung 4" style:family="paragraph" style:parent-style-name="TITLE_AND_TWO_COLUMNS_1LTGliederung3">
      <style:paragraph-properties fo:margin-top="0.0784in"/>
      <style:text-properties fo:hyphenate="false"/>
    </style:style>
    <style:style style:name="TITLE_AND_TWO_COLUMNS_1LTGliederung5" style:display-name="TITLE_AND_TWO_COLUMNS_1~LT~Gliederung 5" style:family="paragraph" style:parent-style-name="TITLE_AND_TWO_COLUMNS_1LTGliederung4">
      <style:paragraph-properties fo:margin-top="0.0395in"/>
      <style:text-properties fo:font-size="20pt" style:font-size-asian="20pt" fo:hyphenate="false"/>
    </style:style>
    <style:style style:name="TITLE_AND_TWO_COLUMNS_1LTGliederung6" style:display-name="TITLE_AND_TWO_COLUMNS_1~LT~Gliederung 6" style:family="paragraph" style:parent-style-name="TITLE_AND_TWO_COLUMNS_1LTGliederung5">
      <style:text-properties fo:hyphenate="false"/>
    </style:style>
    <style:style style:name="TITLE_AND_TWO_COLUMNS_1LTGliederung7" style:display-name="TITLE_AND_TWO_COLUMNS_1~LT~Gliederung 7" style:family="paragraph" style:parent-style-name="TITLE_AND_TWO_COLUMNS_1LTGliederung6">
      <style:text-properties fo:hyphenate="false"/>
    </style:style>
    <style:style style:name="TITLE_AND_TWO_COLUMNS_1LTGliederung8" style:display-name="TITLE_AND_TWO_COLUMNS_1~LT~Gliederung 8" style:family="paragraph" style:parent-style-name="TITLE_AND_TWO_COLUMNS_1LTGliederung7">
      <style:text-properties fo:hyphenate="false"/>
    </style:style>
    <style:style style:name="TITLE_AND_TWO_COLUMNS_1LTGliederung9" style:display-name="TITLE_AND_TWO_COLUMNS_1~LT~Gliederung 9" style:family="paragraph" style:parent-style-name="TITLE_AND_TWO_COLUMNS_1LTGliederung8">
      <style:text-properties fo:hyphenate="false"/>
    </style:style>
    <style:style style:name="TITLE_AND_TWO_COLUMNS_1LTTitel" style:display-name="TITLE_AND_TWO_COLUMNS_1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AND_TWO_COLUMNS_1LTUntertitel" style:display-name="TITLE_AND_TWO_COLUMNS_1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_AND_TWO_COLUMNS_1LTNotizen" style:display-name="TITLE_AND_TWO_COLUMNS_1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_AND_TWO_COLUMNS_1LTHintergrundobjekte" style:display-name="TITLE_AND_TWO_COLUMNS_1~LT~Hintergrundobjekte" style:family="paragraph">
      <style:text-properties style:font-name-asian="Tahoma" style:font-name-complex="Saira SemiCondensed Medium" fo:hyphenate="false"/>
    </style:style>
    <style:style style:name="TITLE_AND_TWO_COLUMNS_1LTHintergrund" style:display-name="TITLE_AND_TWO_COLUMNS_1~LT~Hintergrund" style:family="paragraph">
      <style:text-properties style:font-name-asian="Tahoma" style:font-name-complex="Saira SemiCondensed Medium" fo:hyphenate="false"/>
    </style:style>
    <style:style style:name="TITLE_ONLYLTGliederung1" style:display-name="TITLE_ONLY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ONLYLTGliederung2" style:display-name="TITLE_ONLY~LT~Gliederung 2" style:family="paragraph" style:parent-style-name="TITLE_ONLYLTGliederung1">
      <style:paragraph-properties fo:margin-top="0.1576in"/>
      <style:text-properties style:font-name-asian="Arial" style:font-name-complex="Arial" fo:hyphenate="false"/>
    </style:style>
    <style:style style:name="TITLE_ONLYLTGliederung3" style:display-name="TITLE_ONLY~LT~Gliederung 3" style:family="paragraph" style:parent-style-name="TITLE_ONLYLTGliederung2">
      <style:paragraph-properties fo:margin-top="0.118in"/>
      <style:text-properties fo:hyphenate="false"/>
    </style:style>
    <style:style style:name="TITLE_ONLYLTGliederung4" style:display-name="TITLE_ONLY~LT~Gliederung 4" style:family="paragraph" style:parent-style-name="TITLE_ONLYLTGliederung3">
      <style:paragraph-properties fo:margin-top="0.0784in"/>
      <style:text-properties fo:hyphenate="false"/>
    </style:style>
    <style:style style:name="TITLE_ONLYLTGliederung5" style:display-name="TITLE_ONLY~LT~Gliederung 5" style:family="paragraph" style:parent-style-name="TITLE_ONLYLTGliederung4">
      <style:paragraph-properties fo:margin-top="0.0395in"/>
      <style:text-properties fo:font-size="20pt" style:font-size-asian="20pt" fo:hyphenate="false"/>
    </style:style>
    <style:style style:name="TITLE_ONLYLTGliederung6" style:display-name="TITLE_ONLY~LT~Gliederung 6" style:family="paragraph" style:parent-style-name="TITLE_ONLYLTGliederung5">
      <style:text-properties fo:hyphenate="false"/>
    </style:style>
    <style:style style:name="TITLE_ONLYLTGliederung7" style:display-name="TITLE_ONLY~LT~Gliederung 7" style:family="paragraph" style:parent-style-name="TITLE_ONLYLTGliederung6">
      <style:text-properties fo:hyphenate="false"/>
    </style:style>
    <style:style style:name="TITLE_ONLYLTGliederung8" style:display-name="TITLE_ONLY~LT~Gliederung 8" style:family="paragraph" style:parent-style-name="TITLE_ONLYLTGliederung7">
      <style:text-properties fo:hyphenate="false"/>
    </style:style>
    <style:style style:name="TITLE_ONLYLTGliederung9" style:display-name="TITLE_ONLY~LT~Gliederung 9" style:family="paragraph" style:parent-style-name="TITLE_ONLYLTGliederung8">
      <style:text-properties fo:hyphenate="false"/>
    </style:style>
    <style:style style:name="TITLE_ONLYLTTitel" style:display-name="TITLE_ONLY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TITLE_ONLYLTUntertitel" style:display-name="TITLE_ONLY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TITLE_ONLYLTNotizen" style:display-name="TITLE_ONLY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TITLE_ONLYLTHintergrundobjekte" style:display-name="TITLE_ONLY~LT~Hintergrundobjekte" style:family="paragraph">
      <style:text-properties style:font-name-asian="Tahoma" style:font-name-complex="Saira SemiCondensed Medium" fo:hyphenate="false"/>
    </style:style>
    <style:style style:name="TITLE_ONLYLTHintergrund" style:display-name="TITLE_ONLY~LT~Hintergrund" style:family="paragraph">
      <style:text-properties style:font-name-asian="Tahoma" style:font-name-complex="Saira SemiCondensed Medium" fo:hyphenate="false"/>
    </style:style>
    <style:style style:name="CAPTION_ONLYLTGliederung1" style:display-name="CAPTION_ONLY~LT~Gliederung 1" style:family="paragraph">
      <style:paragraph-properties fo:margin-top="0.1965in"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CAPTION_ONLYLTGliederung2" style:display-name="CAPTION_ONLY~LT~Gliederung 2" style:family="paragraph" style:parent-style-name="CAPTION_ONLYLTGliederung1">
      <style:paragraph-properties fo:margin-top="0.1576in"/>
      <style:text-properties style:font-name-asian="Arial" style:font-name-complex="Arial" fo:hyphenate="false"/>
    </style:style>
    <style:style style:name="CAPTION_ONLYLTGliederung3" style:display-name="CAPTION_ONLY~LT~Gliederung 3" style:family="paragraph" style:parent-style-name="CAPTION_ONLYLTGliederung2">
      <style:paragraph-properties fo:margin-top="0.118in"/>
      <style:text-properties fo:hyphenate="false"/>
    </style:style>
    <style:style style:name="CAPTION_ONLYLTGliederung4" style:display-name="CAPTION_ONLY~LT~Gliederung 4" style:family="paragraph" style:parent-style-name="CAPTION_ONLYLTGliederung3">
      <style:paragraph-properties fo:margin-top="0.0784in"/>
      <style:text-properties fo:hyphenate="false"/>
    </style:style>
    <style:style style:name="CAPTION_ONLYLTGliederung5" style:display-name="CAPTION_ONLY~LT~Gliederung 5" style:family="paragraph" style:parent-style-name="CAPTION_ONLYLTGliederung4">
      <style:paragraph-properties fo:margin-top="0.0395in"/>
      <style:text-properties fo:font-size="20pt" style:font-size-asian="20pt" fo:hyphenate="false"/>
    </style:style>
    <style:style style:name="CAPTION_ONLYLTGliederung6" style:display-name="CAPTION_ONLY~LT~Gliederung 6" style:family="paragraph" style:parent-style-name="CAPTION_ONLYLTGliederung5">
      <style:text-properties fo:hyphenate="false"/>
    </style:style>
    <style:style style:name="CAPTION_ONLYLTGliederung7" style:display-name="CAPTION_ONLY~LT~Gliederung 7" style:family="paragraph" style:parent-style-name="CAPTION_ONLYLTGliederung6">
      <style:text-properties fo:hyphenate="false"/>
    </style:style>
    <style:style style:name="CAPTION_ONLYLTGliederung8" style:display-name="CAPTION_ONLY~LT~Gliederung 8" style:family="paragraph" style:parent-style-name="CAPTION_ONLYLTGliederung7">
      <style:text-properties fo:hyphenate="false"/>
    </style:style>
    <style:style style:name="CAPTION_ONLYLTGliederung9" style:display-name="CAPTION_ONLY~LT~Gliederung 9" style:family="paragraph" style:parent-style-name="CAPTION_ONLYLTGliederung8">
      <style:text-properties fo:hyphenate="false"/>
    </style:style>
    <style:style style:name="CAPTION_ONLYLTTitel" style:display-name="CAPTION_ONLY~LT~Titel" style:family="paragraph">
      <style:paragraph-properties style:line-height-at-least="0.1388in"/>
      <style:text-properties style:font-name="Arial" style:font-name-asian="Tahoma" style:font-name-complex="Saira SemiCondensed Medium" fo:color="#000000" fo:font-size="14pt" style:font-size-asian="14pt" fo:hyphenate="false"/>
    </style:style>
    <style:style style:name="CAPTION_ONLYLTUntertitel" style:display-name="CAPTION_ONLY~LT~Untertitel" style:family="paragraph">
      <style:paragraph-properties fo:text-align="center"/>
      <style:text-properties style:font-name="Arial" style:font-name-asian="Tahoma" style:font-name-complex="Saira SemiCondensed Medium" fo:font-size="32pt" style:font-size-asian="32pt" fo:hyphenate="false"/>
    </style:style>
    <style:style style:name="CAPTION_ONLYLTNotizen" style:display-name="CAPTION_ONLY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Saira SemiCondensed Medium" fo:font-size="20pt" style:font-size-asian="20pt" fo:hyphenate="false"/>
    </style:style>
    <style:style style:name="CAPTION_ONLYLTHintergrundobjekte" style:display-name="CAPTION_ONLY~LT~Hintergrundobjekte" style:family="paragraph">
      <style:text-properties style:font-name-asian="Tahoma" style:font-name-complex="Saira SemiCondensed Medium" fo:hyphenate="false"/>
    </style:style>
    <style:style style:name="CAPTION_ONLYLTHintergrund" style:display-name="CAPTION_ONLY~LT~Hintergrund" style:family="paragraph">
      <style:text-properties style:font-name-asian="Tahoma" style:font-name-complex="Saira SemiCondensed Medium" fo:hyphenate="false"/>
    </style:style>
    <style:style style:name="Párrafodelista" style:display-name="Párrafo de lista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edro Jose</dc:creator>
    <meta:creation-date>2017-10-20T23:40:00Z</meta:creation-date>
    <dc:date>2020-08-02T17:23:00Z</dc:date>
    <meta:template xlink:href="Normal.dotm" xlink:type="simple"/>
    <meta:editing-cycles>41</meta:editing-cycles>
    <meta:editing-duration>PT9900S</meta:editing-duration>
    <meta:document-statistic meta:page-count="4" meta:paragraph-count="10" meta:word-count="800" meta:character-count="5194" meta:row-count="36" meta:non-whitespace-character-count="4404"/>
  </office:meta>
</office:document-meta>
</file>